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Gauss-Speedup" table:style-name="ta1">
        <table:shapes>
          <draw:frame draw:z-index="0" draw:style-name="gr1" draw:text-style-name="P1" svg:width="6.2988in" svg:height="3.5429in" svg:x="7.5894in" svg:y="0.0209in">
            <draw:object draw:notify-on-update-of-ranges="'Gauss-Speedup'.A1:'Gauss-Speedup'.A1 'Gauss-Speedup'.A2:'Gauss-Speedup'.A7 'Gauss-Speedup'.B1:'Gauss-Speedup'.B1 'Gauss-Speedup'.B2:'Gauss-Speedup'.B7 'Gauss-Speedup'.C1:'Gauss-Speedup'.C1 'Gauss-Speedup'.C2:'Gauss-Speedup'.C7 'Gauss-Speedup'.D1:'Gauss-Speedup'.D1 'Gauss-Speedup'.D2:'Gauss-Speedup'.D7 'Gauss-Speedup'.E1:'Gauss-Speedup'.E1 'Gauss-Speedup'.E2:'Gauss-Speedup'.E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2646in" svg:height="5.365in" svg:x="0.2409in" svg:y="2.3008in">
            <draw:object draw:notify-on-update-of-ranges="'Gauss-Speedup'.A9:'Gauss-Speedup'.A9 'Gauss-Speedup'.A10:'Gauss-Speedup'.A12 'Gauss-Speedup'.B9:'Gauss-Speedup'.B9 'Gauss-Speedup'.B10:'Gauss-Speedup'.B12 'Gauss-Speedup'.C9:'Gauss-Speedup'.C9 'Gauss-Speedup'.C10:'Gauss-Speedup'.C12 'Gauss-Speedup'.D9:'Gauss-Speedup'.D9 'Gauss-Speedup'.D10:'Gauss-Speedup'.D12 'Gauss-Speedup'.E9:'Gauss-Speedup'.E9 'Gauss-Speedup'.E10:'Gauss-Speedup'.E12 'Gauss-Speedup'.F9:'Gauss-Speedup'.F9 'Gauss-Speedup'.F10:'Gauss-Speedup'.F12 'Gauss-Speedup'.G9:'Gauss-Speedup'.G9 'Gauss-Speedup'.G10:'Gauss-Speedup'.G12 'Gauss-Speedup'.H9:'Gauss-Speedup'.H9 'Gauss-Speedup'.H10:'Gauss-Speedup'.H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/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49483" calcext:value-type="float">
            <text:p>0.0049483</text:p>
          </table:table-cell>
          <table:table-cell office:value-type="float" office:value="0.0035623" calcext:value-type="float">
            <text:p>0.0035623</text:p>
          </table:table-cell>
          <table:table-cell office:value-type="float" office:value="0.0125252" calcext:value-type="float">
            <text:p>0.0125252</text:p>
          </table:table-cell>
          <table:table-cell office:value-type="float" office:value="0.0169289" calcext:value-type="float">
            <text:p>0.0169289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53866" calcext:value-type="float">
            <text:p>0.0053866</text:p>
          </table:table-cell>
          <table:table-cell office:value-type="float" office:value="0.0049785" calcext:value-type="float">
            <text:p>0.0049785</text:p>
          </table:table-cell>
          <table:table-cell office:value-type="float" office:value="0.013481" calcext:value-type="float">
            <text:p>0.013481</text:p>
          </table:table-cell>
          <table:table-cell office:value-type="float" office:value="0.0169244" calcext:value-type="float">
            <text:p>0.0169244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.6221404" calcext:value-type="float">
            <text:p>2.6221404</text:p>
          </table:table-cell>
          <table:table-cell office:value-type="float" office:value="1.4147571" calcext:value-type="float">
            <text:p>1.4147571</text:p>
          </table:table-cell>
          <table:table-cell office:value-type="float" office:value="0.8960538" calcext:value-type="float">
            <text:p>0.8960538</text:p>
          </table:table-cell>
          <table:table-cell office:value-type="float" office:value="0.5829052" calcext:value-type="float">
            <text:p>0.5829052</text:p>
          </table:table-cell>
          <table:table-cell table:number-columns-repeated="3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3.2533359" calcext:value-type="float">
            <text:p>3.2533359</text:p>
          </table:table-cell>
          <table:table-cell office:value-type="float" office:value="1.7501859" calcext:value-type="float">
            <text:p>1.7501859</text:p>
          </table:table-cell>
          <table:table-cell office:value-type="float" office:value="1.0252005" calcext:value-type="float">
            <text:p>1.0252005</text:p>
          </table:table-cell>
          <table:table-cell office:value-type="float" office:value="0.7131706" calcext:value-type="float">
            <text:p>0.7131706</text:p>
          </table:table-cell>
          <table:table-cell table:number-columns-repeated="3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.4840283" calcext:value-type="float">
            <text:p>10.4840283</text:p>
          </table:table-cell>
          <table:table-cell office:value-type="float" office:value="5.9163257" calcext:value-type="float">
            <text:p>5.9163257</text:p>
          </table:table-cell>
          <table:table-cell office:value-type="float" office:value="4.4422836" calcext:value-type="float">
            <text:p>4.4422836</text:p>
          </table:table-cell>
          <table:table-cell office:value-type="float" office:value="4.5435173" calcext:value-type="float">
            <text:p>4.5435173</text:p>
          </table:table-cell>
          <table:table-cell table:number-columns-repeated="3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13.0148467" calcext:value-type="float">
            <text:p>13.0148467</text:p>
          </table:table-cell>
          <table:table-cell office:value-type="float" office:value="6.9771763" calcext:value-type="float">
            <text:p>6.9771763</text:p>
          </table:table-cell>
          <table:table-cell office:value-type="float" office:value="4.4709143" calcext:value-type="float">
            <text:p>4.4709143</text:p>
          </table:table-cell>
          <table:table-cell office:value-type="float" office:value="4.5798138" calcext:value-type="float">
            <text:p>4.5798138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024" calcext:value-type="float">
            <text:p>1024</text:p>
          </table:table-cell>
          <table:table-cell office:value-type="float" office:value="1025" calcext:value-type="float">
            <text:p>1025</text:p>
          </table:table-cell>
          <table:table-cell office:value-type="float" office:value="2048" calcext:value-type="float">
            <text:p>2048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Linea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]/[.C2]" office:value-type="float" office:value="1.38907447435646" calcext:value-type="float">
            <text:p>1.3890744744</text:p>
          </table:table-cell>
          <table:table-cell table:formula="of:=[.B3]/[.C3]" office:value-type="float" office:value="1.08197248167119" calcext:value-type="float">
            <text:p>1.0819724817</text:p>
          </table:table-cell>
          <table:table-cell table:formula="of:=[.B4]/[.C4]" office:value-type="float" office:value="1.85342091585898" calcext:value-type="float">
            <text:p>1.8534209159</text:p>
          </table:table-cell>
          <table:table-cell table:formula="of:=[.B5]/[.C5]" office:value-type="float" office:value="1.85885162256192" calcext:value-type="float">
            <text:p>1.8588516226</text:p>
          </table:table-cell>
          <table:table-cell table:formula="of:=[.B6]/[.C6]" office:value-type="float" office:value="1.77205056509989" calcext:value-type="float">
            <text:p>1.7720505651</text:p>
          </table:table-cell>
          <table:table-cell table:formula="of:=[.B7]/[.C7]" office:value-type="float" office:value="1.86534582765237" calcext:value-type="float">
            <text:p>1.86534582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]/[.D2]" office:value-type="float" office:value="0.395067543831635" calcext:value-type="float">
            <text:p>0.3950675438</text:p>
          </table:table-cell>
          <table:table-cell table:formula="of:=[.B3]/[.D3]" office:value-type="float" office:value="0.399569764854239" calcext:value-type="float">
            <text:p>0.3995697649</text:p>
          </table:table-cell>
          <table:table-cell table:formula="of:=[.B4]/[.D4]" office:value-type="float" office:value="2.92632027228722" calcext:value-type="float">
            <text:p>2.9263202723</text:p>
          </table:table-cell>
          <table:table-cell table:formula="of:=[.B5]/[.D5]" office:value-type="float" office:value="3.17336550265046" calcext:value-type="float">
            <text:p>3.1733655027</text:p>
          </table:table-cell>
          <table:table-cell table:formula="of:=[.B6]/[.D6]" office:value-type="float" office:value="2.36005380205802" calcext:value-type="float">
            <text:p>2.3600538021</text:p>
          </table:table-cell>
          <table:table-cell table:formula="of:=[.B7]/[.D7]" office:value-type="float" office:value="2.9110033936459" calcext:value-type="float">
            <text:p>2.9110033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]/[.E2]" office:value-type="float" office:value="0.292298968036907" calcext:value-type="float">
            <text:p>0.292298968</text:p>
          </table:table-cell>
          <table:table-cell table:formula="of:=[.B3]/[.E3]" office:value-type="float" office:value="0.318274207652856" calcext:value-type="float">
            <text:p>0.3182742077</text:p>
          </table:table-cell>
          <table:table-cell table:formula="of:=[.B4]/[.E4]" office:value-type="float" office:value="4.4983993966772" calcext:value-type="float">
            <text:p>4.4983993967</text:p>
          </table:table-cell>
          <table:table-cell table:formula="of:=[.B5]/[.E5]" office:value-type="float" office:value="4.56179194711616" calcext:value-type="float">
            <text:p>4.5617919471</text:p>
          </table:table-cell>
          <table:table-cell table:formula="of:=[.B6]/[.E6]" office:value-type="float" office:value="2.30746965572245" calcext:value-type="float">
            <text:p>2.3074696557</text:p>
          </table:table-cell>
          <table:table-cell table:formula="of:=[.B7]/[.E7]" office:value-type="float" office:value="2.84178511798886" calcext:value-type="float">
            <text:p>2.841785118</text:p>
          </table:table-cell>
          <table:table-cell office:value-type="float" office:value="6" calcext:value-type="float">
            <text:p>6</text:p>
          </table:table-cell>
        </table:table-row>
      </table:table>
      <table:table table:name="Jacobi-Speedup" table:style-name="ta1">
        <table:shapes>
          <draw:frame draw:z-index="0" draw:style-name="gr1" draw:text-style-name="P1" svg:width="6.2988in" svg:height="3.5429in" svg:x="7.3484in" svg:y="0in">
            <draw:object draw:notify-on-update-of-ranges="'Jacobi-Speedup'.A1:'Jacobi-Speedup'.A1 'Jacobi-Speedup'.A2:'Jacobi-Speedup'.A7 'Jacobi-Speedup'.B1:'Jacobi-Speedup'.B1 'Jacobi-Speedup'.B2:'Jacobi-Speedup'.B7 'Jacobi-Speedup'.C1:'Jacobi-Speedup'.C1 'Jacobi-Speedup'.C2:'Jacobi-Speedup'.C7 'Jacobi-Speedup'.D1:'Jacobi-Speedup'.D1 'Jacobi-Speedup'.D2:'Jacobi-Speedup'.D7 'Jacobi-Speedup'.E1:'Jacobi-Speedup'.E1 'Jacobi-Speedup'.E2:'Jacobi-Speedup'.E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7.2646in" svg:height="5.365in" svg:x="0in" svg:y="2.2799in">
            <draw:object draw:notify-on-update-of-ranges="'Jacobi-Speedup'.A9:'Jacobi-Speedup'.A9 'Jacobi-Speedup'.A10:'Jacobi-Speedup'.A12 'Jacobi-Speedup'.B9:'Jacobi-Speedup'.B9 'Jacobi-Speedup'.B10:'Jacobi-Speedup'.B12 'Jacobi-Speedup'.C9:'Jacobi-Speedup'.C9 'Jacobi-Speedup'.C10:'Jacobi-Speedup'.C12 'Jacobi-Speedup'.D9:'Jacobi-Speedup'.D9 'Jacobi-Speedup'.D10:'Jacobi-Speedup'.D12 'Jacobi-Speedup'.E9:'Jacobi-Speedup'.E9 'Jacobi-Speedup'.E10:'Jacobi-Speedup'.E12 'Jacobi-Speedup'.F9:'Jacobi-Speedup'.F9 'Jacobi-Speedup'.F10:'Jacobi-Speedup'.F12 'Jacobi-Speedup'.G9:'Jacobi-Speedup'.G9 'Jacobi-Speedup'.G10:'Jacobi-Speedup'.G12 'Jacobi-Speedup'.H9:'Jacobi-Speedup'.H9 'Jacobi-Speedup'.H10:'Jacobi-Speedup'.H1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/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50084" calcext:value-type="float">
            <text:p>0.0050084</text:p>
          </table:table-cell>
          <table:table-cell office:value-type="float" office:value="0.0055075" calcext:value-type="float">
            <text:p>0.0055075</text:p>
          </table:table-cell>
          <table:table-cell office:value-type="float" office:value="0.0085649" calcext:value-type="float">
            <text:p>0.0085649</text:p>
          </table:table-cell>
          <table:table-cell office:value-type="float" office:value="0.0102388" calcext:value-type="float">
            <text:p>0.010238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55186" calcext:value-type="float">
            <text:p>0.0055186</text:p>
          </table:table-cell>
          <table:table-cell office:value-type="float" office:value="0.006369" calcext:value-type="float">
            <text:p>0.006369</text:p>
          </table:table-cell>
          <table:table-cell office:value-type="float" office:value="0.0084222" calcext:value-type="float">
            <text:p>0.0084222</text:p>
          </table:table-cell>
          <table:table-cell office:value-type="float" office:value="0.010777" calcext:value-type="float">
            <text:p>0.010777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.9180009" calcext:value-type="float">
            <text:p>3.9180009</text:p>
          </table:table-cell>
          <table:table-cell office:value-type="float" office:value="3.0415764" calcext:value-type="float">
            <text:p>3.0415764</text:p>
          </table:table-cell>
          <table:table-cell office:value-type="float" office:value="1.6203772" calcext:value-type="float">
            <text:p>1.6203772</text:p>
          </table:table-cell>
          <table:table-cell office:value-type="float" office:value="1.278912" calcext:value-type="float">
            <text:p>1.278912</text:p>
          </table:table-cell>
          <table:table-cell table:number-columns-repeated="3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4.2360843" calcext:value-type="float">
            <text:p>4.2360843</text:p>
          </table:table-cell>
          <table:table-cell office:value-type="float" office:value="3.3800161" calcext:value-type="float">
            <text:p>3.3800161</text:p>
          </table:table-cell>
          <table:table-cell office:value-type="float" office:value="1.7920367" calcext:value-type="float">
            <text:p>1.7920367</text:p>
          </table:table-cell>
          <table:table-cell office:value-type="float" office:value="1.3551979" calcext:value-type="float">
            <text:p>1.3551979</text:p>
          </table:table-cell>
          <table:table-cell table:number-columns-repeated="3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5.6592179" calcext:value-type="float">
            <text:p>15.6592179</text:p>
          </table:table-cell>
          <table:table-cell office:value-type="float" office:value="12.1465492" calcext:value-type="float">
            <text:p>12.1465492</text:p>
          </table:table-cell>
          <table:table-cell office:value-type="float" office:value="6.5116534" calcext:value-type="float">
            <text:p>6.5116534</text:p>
          </table:table-cell>
          <table:table-cell office:value-type="float" office:value="5.0771175" calcext:value-type="float">
            <text:p>5.0771175</text:p>
          </table:table-cell>
          <table:table-cell table:number-columns-repeated="3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18.1851669" calcext:value-type="float">
            <text:p>18.1851669</text:p>
          </table:table-cell>
          <table:table-cell office:value-type="float" office:value="13.5068783" calcext:value-type="float">
            <text:p>13.5068783</text:p>
          </table:table-cell>
          <table:table-cell office:value-type="float" office:value="7.0446446" calcext:value-type="float">
            <text:p>7.0446446</text:p>
          </table:table-cell>
          <table:table-cell office:value-type="float" office:value="5.4128702" calcext:value-type="float">
            <text:p>5.412870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024" calcext:value-type="float">
            <text:p>1024</text:p>
          </table:table-cell>
          <table:table-cell office:value-type="float" office:value="1025" calcext:value-type="float">
            <text:p>1025</text:p>
          </table:table-cell>
          <table:table-cell office:value-type="float" office:value="2048" calcext:value-type="float">
            <text:p>2048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Linea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]/[.C2]" office:value-type="float" office:value="0.909378120744439" calcext:value-type="float">
            <text:p>0.9093781207</text:p>
          </table:table-cell>
          <table:table-cell table:formula="of:=[.B3]/[.C3]" office:value-type="float" office:value="0.866478254043021" calcext:value-type="float">
            <text:p>0.866478254</text:p>
          </table:table-cell>
          <table:table-cell table:formula="of:=[.B4]/[.C4]" office:value-type="float" office:value="1.28814811293249" calcext:value-type="float">
            <text:p>1.2881481129</text:p>
          </table:table-cell>
          <table:table-cell table:formula="of:=[.B5]/[.C5]" office:value-type="float" office:value="1.25327340896394" calcext:value-type="float">
            <text:p>1.253273409</text:p>
          </table:table-cell>
          <table:table-cell table:formula="of:=[.B6]/[.C6]" office:value-type="float" office:value="1.28919066989001" calcext:value-type="float">
            <text:p>1.2891906699</text:p>
          </table:table-cell>
          <table:table-cell table:formula="of:=[.B7]/[.C7]" office:value-type="float" office:value="1.34636342284953" calcext:value-type="float">
            <text:p>1.34636342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]/[.D2]" office:value-type="float" office:value="0.584758724561875" calcext:value-type="float">
            <text:p>0.5847587246</text:p>
          </table:table-cell>
          <table:table-cell table:formula="of:=[.B3]/[.D3]" office:value-type="float" office:value="0.655244472940562" calcext:value-type="float">
            <text:p>0.6552444729</text:p>
          </table:table-cell>
          <table:table-cell table:formula="of:=[.B4]/[.D4]" office:value-type="float" office:value="2.41795607837484" calcext:value-type="float">
            <text:p>2.4179560784</text:p>
          </table:table-cell>
          <table:table-cell table:formula="of:=[.B5]/[.D5]" office:value-type="float" office:value="2.36383791693552" calcext:value-type="float">
            <text:p>2.3638379169</text:p>
          </table:table-cell>
          <table:table-cell table:formula="of:=[.B6]/[.D6]" office:value-type="float" office:value="2.40479904842601" calcext:value-type="float">
            <text:p>2.4047990484</text:p>
          </table:table-cell>
          <table:table-cell table:formula="of:=[.B7]/[.D7]" office:value-type="float" office:value="2.58141722294976" calcext:value-type="float">
            <text:p>2.58141722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]/[.E2]" office:value-type="float" office:value="0.489158885806931" calcext:value-type="float">
            <text:p>0.4891588858</text:p>
          </table:table-cell>
          <table:table-cell table:formula="of:=[.B3]/[.E3]" office:value-type="float" office:value="0.512072005196251" calcext:value-type="float">
            <text:p>0.5120720052</text:p>
          </table:table-cell>
          <table:table-cell table:formula="of:=[.B4]/[.E4]" office:value-type="float" office:value="3.06354221400691" calcext:value-type="float">
            <text:p>3.063542214</text:p>
          </table:table-cell>
          <table:table-cell table:formula="of:=[.B5]/[.E5]" office:value-type="float" office:value="3.1258049470118" calcext:value-type="float">
            <text:p>3.125804947</text:p>
          </table:table-cell>
          <table:table-cell table:formula="of:=[.B6]/[.E6]" office:value-type="float" office:value="3.08427329089784" calcext:value-type="float">
            <text:p>3.0842732909</text:p>
          </table:table-cell>
          <table:table-cell table:formula="of:=[.B7]/[.E7]" office:value-type="float" office:value="3.35961629007841" calcext:value-type="float">
            <text:p>3.3596162901</text:p>
          </table:table-cell>
          <table:table-cell office:value-type="float" office:value="6" calcext:value-type="float">
            <text:p>6</text:p>
          </table:table-cell>
        </table:table-row>
      </table:table>
      <table:table table:name="Gauss-Padding" table:style-name="ta1">
        <table:shapes>
          <draw:frame draw:z-index="0" draw:style-name="gr1" draw:text-style-name="P1" svg:width="11.3642in" svg:height="6.3921in" svg:x="6.2618in" svg:y="0.0394in">
            <draw:object draw:notify-on-update-of-ranges="'Gauss-Padding'.A1:'Gauss-Padding'.A1 'Gauss-Padding'.A2:'Gauss-Padding'.A8 'Gauss-Padding'.B1:'Gauss-Padding'.B1 'Gauss-Padding'.B2:'Gauss-Padding'.B8 'Gauss-Padding'.C1:'Gauss-Padding'.C1 'Gauss-Padding'.C2:'Gauss-Padding'.C8 'Gauss-Padding'.D1:'Gauss-Padding'.D1 'Gauss-Padding'.D2:'Gauss-Padding'.D8 'Gauss-Padding'.E1:'Gauss-Padding'.E1 'Gauss-Padding'.E2:'Gauss-Padding'.E8 'Gauss-Padding'.F1:'Gauss-Padding'.F1 'Gauss-Padding'.F2:'Gauss-Padding'.F8 'Gauss-Padding'.G1:'Gauss-Padding'.G1 'Gauss-Padding'.G2:'Gauss-Padding'.G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\N</text:p>
          </table:table-cell>
          <table:table-cell office:value-type="float" office:value="1016" calcext:value-type="float">
            <text:p>1016</text:p>
          </table:table-cell>
          <table:table-cell office:value-type="float" office:value="1023" calcext:value-type="float">
            <text:p>1023</text:p>
          </table:table-cell>
          <table:table-cell office:value-type="float" office:value="1024" calcext:value-type="float">
            <text:p>1024</text:p>
          </table:table-cell>
          <table:table-cell office:value-type="float" office:value="1025" calcext:value-type="float">
            <text:p>1025</text:p>
          </table:table-cell>
          <table:table-cell office:value-type="float" office:value="1032" calcext:value-type="float">
            <text:p>103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1239" calcext:value-type="float">
            <text:p>0.111239</text:p>
          </table:table-cell>
          <table:table-cell office:value-type="float" office:value="0.116429" calcext:value-type="float">
            <text:p>0.116429</text:p>
          </table:table-cell>
          <table:table-cell office:value-type="float" office:value="0.111027" calcext:value-type="float">
            <text:p>0.111027</text:p>
          </table:table-cell>
          <table:table-cell office:value-type="float" office:value="0.117353" calcext:value-type="float">
            <text:p>0.117353</text:p>
          </table:table-cell>
          <table:table-cell office:value-type="float" office:value="0.08851" calcext:value-type="float">
            <text:p>0.08851</text:p>
          </table:table-cell>
          <table:table-cell office:value-type="float" office:value="0.081774" calcext:value-type="float">
            <text:p>0.0817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14544" calcext:value-type="float">
            <text:p>0.114544</text:p>
          </table:table-cell>
          <table:table-cell office:value-type="float" office:value="0.116953" calcext:value-type="float">
            <text:p>0.116953</text:p>
          </table:table-cell>
          <table:table-cell office:value-type="float" office:value="0.091483" calcext:value-type="float">
            <text:p>0.091483</text:p>
          </table:table-cell>
          <table:table-cell office:value-type="float" office:value="0.094362" calcext:value-type="float">
            <text:p>0.094362</text:p>
          </table:table-cell>
          <table:table-cell office:value-type="float" office:value="0.086368" calcext:value-type="float">
            <text:p>0.086368</text:p>
          </table:table-cell>
          <table:table-cell office:value-type="float" office:value="0.081356" calcext:value-type="float">
            <text:p>0.0813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0815" calcext:value-type="float">
            <text:p>0.10815</text:p>
          </table:table-cell>
          <table:table-cell office:value-type="float" office:value="0.098595" calcext:value-type="float">
            <text:p>0.098595</text:p>
          </table:table-cell>
          <table:table-cell office:value-type="float" office:value="0.091616" calcext:value-type="float">
            <text:p>0.091616</text:p>
          </table:table-cell>
          <table:table-cell office:value-type="float" office:value="0.093668" calcext:value-type="float">
            <text:p>0.093668</text:p>
          </table:table-cell>
          <table:table-cell office:value-type="float" office:value="0.083496" calcext:value-type="float">
            <text:p>0.083496</text:p>
          </table:table-cell>
          <table:table-cell office:value-type="float" office:value="0.080681" calcext:value-type="float">
            <text:p>0.0806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93679" calcext:value-type="float">
            <text:p>0.093679</text:p>
          </table:table-cell>
          <table:table-cell office:value-type="float" office:value="0.085351" calcext:value-type="float">
            <text:p>0.085351</text:p>
          </table:table-cell>
          <table:table-cell office:value-type="float" office:value="0.08242" calcext:value-type="float">
            <text:p>0.08242</text:p>
          </table:table-cell>
          <table:table-cell office:value-type="float" office:value="0.083651" calcext:value-type="float">
            <text:p>0.083651</text:p>
          </table:table-cell>
          <table:table-cell office:value-type="float" office:value="0.080755" calcext:value-type="float">
            <text:p>0.080755</text:p>
          </table:table-cell>
          <table:table-cell office:value-type="float" office:value="0.079376" calcext:value-type="float">
            <text:p>0.0793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82412" calcext:value-type="float">
            <text:p>0.082412</text:p>
          </table:table-cell>
          <table:table-cell office:value-type="float" office:value="0.079784" calcext:value-type="float">
            <text:p>0.079784</text:p>
          </table:table-cell>
          <table:table-cell office:value-type="float" office:value="0.076456" calcext:value-type="float">
            <text:p>0.076456</text:p>
          </table:table-cell>
          <table:table-cell office:value-type="float" office:value="0.079193" calcext:value-type="float">
            <text:p>0.079193</text:p>
          </table:table-cell>
          <table:table-cell office:value-type="float" office:value="0.079309" calcext:value-type="float">
            <text:p>0.079309</text:p>
          </table:table-cell>
          <table:table-cell office:value-type="float" office:value="0.079139" calcext:value-type="float">
            <text:p>0.0791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82116" calcext:value-type="float">
            <text:p>0.082116</text:p>
          </table:table-cell>
          <table:table-cell office:value-type="float" office:value="0.080142" calcext:value-type="float">
            <text:p>0.080142</text:p>
          </table:table-cell>
          <table:table-cell office:value-type="float" office:value="0.077662" calcext:value-type="float">
            <text:p>0.077662</text:p>
          </table:table-cell>
          <table:table-cell office:value-type="float" office:value="0.079378" calcext:value-type="float">
            <text:p>0.079378</text:p>
          </table:table-cell>
          <table:table-cell office:value-type="float" office:value="0.079512" calcext:value-type="float">
            <text:p>0.079512</text:p>
          </table:table-cell>
          <table:table-cell office:value-type="float" office:value="0.079379" calcext:value-type="float">
            <text:p>0.0793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82265" calcext:value-type="float">
            <text:p>0.082265</text:p>
          </table:table-cell>
          <table:table-cell office:value-type="float" office:value="0.079518" calcext:value-type="float">
            <text:p>0.079518</text:p>
          </table:table-cell>
          <table:table-cell office:value-type="float" office:value="0.078185" calcext:value-type="float">
            <text:p>0.078185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79755" calcext:value-type="float">
            <text:p>0.079755</text:p>
          </table:table-cell>
          <table:table-cell office:value-type="float" office:value="0.079738" calcext:value-type="float">
            <text:p>0.0797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4">00/00/0000</text:date>, <text:time style:data-style-name="N2" text:time-value="22:03:54.0077973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22:27:53.456485622</meta:creation-date>
    <dc:date>2014-05-24T00:32:40.120421622</dc:date>
    <meta:editing-duration>PT2H15M46S</meta:editing-duration>
    <meta:editing-cycles>6</meta:editing-cycles>
    <meta:generator>LibreOffice/4.2.4.2$Linux_X86_64 LibreOffice_project/420m0$Build-2</meta:generator>
    <meta:document-statistic meta:table-count="3" meta:cell-count="18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1.704cm" svg:y="1.231cm" style:legend-expansion="custom" chartooo:width="0.8cm" chartooo:height="2.092cm" style:legend-expansion-aspect-ratio="0.382409177820268" chart:style-name="ch2"/>
        <chart:plot-area chart:style-name="ch3" table:cell-range-address="'Gauss-Speedup'.A1:'Gauss-Speedup'.E7" chart:data-source-has-labels="both" svg:x="0.77cm" svg:y="0.855cm" svg:width="14.59cm" svg:height="7.545cm">
          <chartooo:coordinate-region svg:x="1.391cm" svg:y="1.055cm" svg:width="13.969cm" svg:height="6.698cm"/>
          <chart:axis chart:dimension="x" chart:name="primary-x" chart:style-name="ch4" chartooo:axis-type="auto">
            <chartooo:date-scale/>
            <chart:categories table:cell-range-address="'Gauss-Speedup'.A2:'Gauss-Speedup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auss-Speedup'.B2:'Gauss-Speedup'.B7" chart:label-cell-address="'Gauss-Speedup'.B1:'Gauss-Speedup'.B1" chart:class="chart:bar">
            <chart:data-point chart:repeated="6"/>
          </chart:series>
          <chart:series chart:style-name="ch8" chart:values-cell-range-address="'Gauss-Speedup'.C2:'Gauss-Speedup'.C7" chart:label-cell-address="'Gauss-Speedup'.C1:'Gauss-Speedup'.C1" chart:class="chart:bar">
            <chart:data-point chart:repeated="6"/>
          </chart:series>
          <chart:series chart:style-name="ch9" chart:values-cell-range-address="'Gauss-Speedup'.D2:'Gauss-Speedup'.D7" chart:label-cell-address="'Gauss-Speedup'.D1:'Gauss-Speedup'.D1" chart:class="chart:bar">
            <chart:data-point chart:repeated="6"/>
          </chart:series>
          <chart:series chart:style-name="ch10" chart:values-cell-range-address="'Gauss-Speedup'.E2:'Gauss-Speedup'.E7" chart:label-cell-address="'Gauss-Speedup'.E1:'Gauss-Speedup'.E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Gauss-Speedup'.B1:'Gauss-Speedup'.B1</svg:desc>
                </draw:g>
              </table:table-cell>
              <table:table-cell office:value-type="string">
                <text:p>2</text:p>
                <draw:g>
                  <svg:desc>'Gauss-Speedup'.C1:'Gauss-Speedup'.C1</svg:desc>
                </draw:g>
              </table:table-cell>
              <table:table-cell office:value-type="string">
                <text:p>4</text:p>
                <draw:g>
                  <svg:desc>'Gauss-Speedup'.D1:'Gauss-Speedup'.D1</svg:desc>
                </draw:g>
              </table:table-cell>
              <table:table-cell office:value-type="string">
                <text:p>6</text:p>
                <draw:g>
                  <svg:desc>'Gauss-Speedup'.E1:'Gauss-Speedup'.E1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0</text:p>
                <draw:g>
                  <svg:desc>'Gauss-Speedup'.A2:'Gauss-Speedup'.A7</svg:desc>
                </draw:g>
              </table:table-cell>
              <table:table-cell office:value-type="float" office:value="0.0049483">
                <text:p>0.0049483</text:p>
                <draw:g>
                  <svg:desc>'Gauss-Speedup'.B2:'Gauss-Speedup'.B7</svg:desc>
                </draw:g>
              </table:table-cell>
              <table:table-cell office:value-type="float" office:value="0.0035623">
                <text:p>0.0035623</text:p>
                <draw:g>
                  <svg:desc>'Gauss-Speedup'.C2:'Gauss-Speedup'.C7</svg:desc>
                </draw:g>
              </table:table-cell>
              <table:table-cell office:value-type="float" office:value="0.0125252">
                <text:p>0.0125252</text:p>
                <draw:g>
                  <svg:desc>'Gauss-Speedup'.D2:'Gauss-Speedup'.D7</svg:desc>
                </draw:g>
              </table:table-cell>
              <table:table-cell office:value-type="float" office:value="0.0169289">
                <text:p>0.0169289</text:p>
                <draw:g>
                  <svg:desc>'Gauss-Speedup'.E2:'Gauss-Speedup'.E7</svg:desc>
                </draw:g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0053866">
                <text:p>0.0053866</text:p>
              </table:table-cell>
              <table:table-cell office:value-type="float" office:value="0.0049785">
                <text:p>0.0049785</text:p>
              </table:table-cell>
              <table:table-cell office:value-type="float" office:value="0.013481">
                <text:p>0.013481</text:p>
              </table:table-cell>
              <table:table-cell office:value-type="float" office:value="0.0169244">
                <text:p>0.016924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.6221404">
                <text:p>2.6221404</text:p>
              </table:table-cell>
              <table:table-cell office:value-type="float" office:value="1.4147571">
                <text:p>1.4147571</text:p>
              </table:table-cell>
              <table:table-cell office:value-type="float" office:value="0.8960538">
                <text:p>0.8960538</text:p>
              </table:table-cell>
              <table:table-cell office:value-type="float" office:value="0.5829052">
                <text:p>0.5829052</text:p>
              </table:table-cell>
            </table:table-row>
            <table:table-row>
              <table:table-cell office:value-type="float" office:value="1025">
                <text:p>1030</text:p>
              </table:table-cell>
              <table:table-cell office:value-type="float" office:value="3.2533359">
                <text:p>3.2533359</text:p>
              </table:table-cell>
              <table:table-cell office:value-type="float" office:value="1.7501859">
                <text:p>1.7501859</text:p>
              </table:table-cell>
              <table:table-cell office:value-type="float" office:value="1.0252005">
                <text:p>1.0252005</text:p>
              </table:table-cell>
              <table:table-cell office:value-type="float" office:value="0.7131706">
                <text:p>0.7131706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0.4840283">
                <text:p>10.4840283</text:p>
              </table:table-cell>
              <table:table-cell office:value-type="float" office:value="5.9163257">
                <text:p>5.9163257</text:p>
              </table:table-cell>
              <table:table-cell office:value-type="float" office:value="4.4422836">
                <text:p>4.4422836</text:p>
              </table:table-cell>
              <table:table-cell office:value-type="float" office:value="4.5435173">
                <text:p>4.5435173</text:p>
              </table:table-cell>
            </table:table-row>
            <table:table-row>
              <table:table-cell office:value-type="float" office:value="2049">
                <text:p>2050</text:p>
              </table:table-cell>
              <table:table-cell office:value-type="float" office:value="13.0148467">
                <text:p>13.0148467</text:p>
              </table:table-cell>
              <table:table-cell office:value-type="float" office:value="6.9771763">
                <text:p>6.9771763</text:p>
              </table:table-cell>
              <table:table-cell office:value-type="float" office:value="4.4709143">
                <text:p>4.4709143</text:p>
              </table:table-cell>
              <table:table-cell office:value-type="float" office:value="4.5798138">
                <text:p>4.57981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e6e6e6" draw:opacity="50%" draw:opacity-name="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e6e6e6"/>
    </style:style>
    <style:style style:name="ch7" style:family="chart" style:data-style-name="N0">
      <style:chart-properties chart:display-label="true" chart:logarithmic="false" chart:minimum="0" chart:maximum="6" chart:interval-major="2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cccccc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draw:stroke="dash" draw:stroke-dash="Fine_20_Dashed"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453cm" svg:height="13.628cm" xlink:href=".." xlink:type="simple" chart:class="chart:line" chart:style-name="ch1">
        <chart:legend svg:x="2.126cm" svg:y="1.687cm" style:legend-expansion="custom" chartooo:width="3.719cm" chartooo:height="3.22cm" style:legend-expansion-aspect-ratio="1.15496894409938" chart:style-name="ch2"/>
        <chart:plot-area chart:style-name="ch3" table:cell-range-address="'Gauss-Speedup'.A9:'Gauss-Speedup'.H12" chart:data-source-has-labels="both" svg:x="1.38cm" svg:y="1.223cm" svg:width="16.335cm" svg:height="11.152cm">
          <chartooo:coordinate-region svg:x="1.816cm" svg:y="1.422cm" svg:width="15.805cm" svg:height="10.306cm"/>
          <chart:axis chart:dimension="x" chart:name="primary-x" chart:style-name="ch4" chartooo:axis-type="auto">
            <chartooo:date-scale/>
            <chart:title svg:x="8.021cm" svg:y="12.647cm" chart:style-name="ch5">
              <text:p>Número de Threads</text:p>
            </chart:title>
            <chart:categories table:cell-range-address="'Gauss-Speedup'.A10:'Gauss-Speedup'.A12"/>
            <chart:grid chart:style-name="ch6" chart:class="major"/>
          </chart:axis>
          <chart:axis chart:dimension="y" chart:name="primary-y" chart:style-name="ch7">
            <chart:title svg:x="0.451cm" svg:y="7.518cm" chart:style-name="ch8">
              <text:p>Speedup</text:p>
            </chart:title>
            <chart:grid chart:style-name="ch9" chart:class="major"/>
          </chart:axis>
          <chart:series chart:style-name="ch10" chart:values-cell-range-address="'Gauss-Speedup'.B10:'Gauss-Speedup'.B12" chart:label-cell-address="'Gauss-Speedup'.B9:'Gauss-Speedup'.B9" chart:class="chart:line">
            <chart:data-point chart:repeated="3"/>
          </chart:series>
          <chart:series chart:style-name="ch11" chart:values-cell-range-address="'Gauss-Speedup'.C10:'Gauss-Speedup'.C12" chart:label-cell-address="'Gauss-Speedup'.C9:'Gauss-Speedup'.C9" chart:class="chart:line">
            <chart:data-point chart:repeated="3"/>
          </chart:series>
          <chart:series chart:style-name="ch12" chart:values-cell-range-address="'Gauss-Speedup'.D10:'Gauss-Speedup'.D12" chart:label-cell-address="'Gauss-Speedup'.D9:'Gauss-Speedup'.D9" chart:class="chart:line">
            <chart:data-point chart:repeated="3"/>
          </chart:series>
          <chart:series chart:style-name="ch13" chart:values-cell-range-address="'Gauss-Speedup'.E10:'Gauss-Speedup'.E12" chart:label-cell-address="'Gauss-Speedup'.E9:'Gauss-Speedup'.E9" chart:class="chart:line">
            <chart:data-point chart:repeated="3"/>
          </chart:series>
          <chart:series chart:style-name="ch14" chart:values-cell-range-address="'Gauss-Speedup'.F10:'Gauss-Speedup'.F12" chart:label-cell-address="'Gauss-Speedup'.F9:'Gauss-Speedup'.F9" chart:class="chart:line">
            <chart:data-point chart:repeated="3"/>
          </chart:series>
          <chart:series chart:style-name="ch15" chart:values-cell-range-address="'Gauss-Speedup'.G10:'Gauss-Speedup'.G12" chart:label-cell-address="'Gauss-Speedup'.G9:'Gauss-Speedup'.G9" chart:class="chart:line">
            <chart:data-point chart:repeated="3"/>
          </chart:series>
          <chart:series chart:style-name="ch16" chart:values-cell-range-address="'Gauss-Speedup'.H10:'Gauss-Speedup'.H12" chart:label-cell-address="'Gauss-Speedup'.H9:'Gauss-Speedup'.H9" chart:class="chart:line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</text:p>
                <draw:g>
                  <svg:desc>'Gauss-Speedup'.B9:'Gauss-Speedup'.B9</svg:desc>
                </draw:g>
              </table:table-cell>
              <table:table-cell office:value-type="string">
                <text:p>33</text:p>
                <draw:g>
                  <svg:desc>'Gauss-Speedup'.C9:'Gauss-Speedup'.C9</svg:desc>
                </draw:g>
              </table:table-cell>
              <table:table-cell office:value-type="string">
                <text:p>1024</text:p>
                <draw:g>
                  <svg:desc>'Gauss-Speedup'.D9:'Gauss-Speedup'.D9</svg:desc>
                </draw:g>
              </table:table-cell>
              <table:table-cell office:value-type="string">
                <text:p>1025</text:p>
                <draw:g>
                  <svg:desc>'Gauss-Speedup'.E9:'Gauss-Speedup'.E9</svg:desc>
                </draw:g>
              </table:table-cell>
              <table:table-cell office:value-type="string">
                <text:p>2048</text:p>
                <draw:g>
                  <svg:desc>'Gauss-Speedup'.F9:'Gauss-Speedup'.F9</svg:desc>
                </draw:g>
              </table:table-cell>
              <table:table-cell office:value-type="string">
                <text:p>2049</text:p>
                <draw:g>
                  <svg:desc>'Gauss-Speedup'.G9:'Gauss-Speedup'.G9</svg:desc>
                </draw:g>
              </table:table-cell>
              <table:table-cell office:value-type="string">
                <text:p>Linear</text:p>
                <draw:g>
                  <svg:desc>'Gauss-Speedup'.H9:'Gauss-Speedup'.H9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Gauss-Speedup'.A10:'Gauss-Speedup'.A12</svg:desc>
                </draw:g>
              </table:table-cell>
              <table:table-cell office:value-type="float" office:value="1.38907447435646">
                <text:p>1.38907447435646</text:p>
                <draw:g>
                  <svg:desc>'Gauss-Speedup'.B10:'Gauss-Speedup'.B12</svg:desc>
                </draw:g>
              </table:table-cell>
              <table:table-cell office:value-type="float" office:value="1.08197248167119">
                <text:p>1.08197248167119</text:p>
                <draw:g>
                  <svg:desc>'Gauss-Speedup'.C10:'Gauss-Speedup'.C12</svg:desc>
                </draw:g>
              </table:table-cell>
              <table:table-cell office:value-type="float" office:value="1.85342091585898">
                <text:p>1.85342091585898</text:p>
                <draw:g>
                  <svg:desc>'Gauss-Speedup'.D10:'Gauss-Speedup'.D12</svg:desc>
                </draw:g>
              </table:table-cell>
              <table:table-cell office:value-type="float" office:value="1.85885162256192">
                <text:p>1.85885162256192</text:p>
                <draw:g>
                  <svg:desc>'Gauss-Speedup'.E10:'Gauss-Speedup'.E12</svg:desc>
                </draw:g>
              </table:table-cell>
              <table:table-cell office:value-type="float" office:value="1.77205056509989">
                <text:p>1.77205056509989</text:p>
                <draw:g>
                  <svg:desc>'Gauss-Speedup'.F10:'Gauss-Speedup'.F12</svg:desc>
                </draw:g>
              </table:table-cell>
              <table:table-cell office:value-type="float" office:value="1.86534582765237">
                <text:p>1.86534582765237</text:p>
                <draw:g>
                  <svg:desc>'Gauss-Speedup'.G10:'Gauss-Speedup'.G12</svg:desc>
                </draw:g>
              </table:table-cell>
              <table:table-cell office:value-type="float" office:value="2">
                <text:p>2</text:p>
                <draw:g>
                  <svg:desc>'Gauss-Speedup'.H10:'Gauss-Speedup'.H12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95067543831635">
                <text:p>0.395067543831635</text:p>
              </table:table-cell>
              <table:table-cell office:value-type="float" office:value="0.399569764854239">
                <text:p>0.399569764854239</text:p>
              </table:table-cell>
              <table:table-cell office:value-type="float" office:value="2.92632027228722">
                <text:p>2.92632027228722</text:p>
              </table:table-cell>
              <table:table-cell office:value-type="float" office:value="3.17336550265046">
                <text:p>3.17336550265046</text:p>
              </table:table-cell>
              <table:table-cell office:value-type="float" office:value="2.36005380205802">
                <text:p>2.36005380205802</text:p>
              </table:table-cell>
              <table:table-cell office:value-type="float" office:value="2.9110033936459">
                <text:p>2.91100339364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292298968036907">
                <text:p>0.292298968036907</text:p>
              </table:table-cell>
              <table:table-cell office:value-type="float" office:value="0.318274207652856">
                <text:p>0.318274207652856</text:p>
              </table:table-cell>
              <table:table-cell office:value-type="float" office:value="4.4983993966772">
                <text:p>4.4983993966772</text:p>
              </table:table-cell>
              <table:table-cell office:value-type="float" office:value="4.56179194711616">
                <text:p>4.56179194711616</text:p>
              </table:table-cell>
              <table:table-cell office:value-type="float" office:value="2.30746965572245">
                <text:p>2.30746965572245</text:p>
              </table:table-cell>
              <table:table-cell office:value-type="float" office:value="2.84178511798886">
                <text:p>2.8417851179888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866cm" svg:height="16.237cm" xlink:href=".." xlink:type="simple" chart:class="chart:bar" chart:style-name="ch1">
        <chart:legend chart:legend-position="end" svg:x="27.37cm" svg:y="6.574cm" style:legend-expansion="high" chart:style-name="ch2"/>
        <chart:plot-area chart:style-name="ch3" table:cell-range-address="'Gauss-Padding'.A1:'Gauss-Padding'.G8" chart:data-source-has-labels="both" svg:x="1.027cm" svg:y="1.431cm" svg:width="25.189cm" svg:height="14.062cm">
          <chartooo:coordinate-region svg:x="1.754cm" svg:y="1.63cm" svg:width="24.462cm" svg:height="13.216cm"/>
          <chart:axis chart:dimension="x" chart:name="primary-x" chart:style-name="ch4" chartooo:axis-type="auto">
            <chartooo:date-scale/>
            <chart:categories table:cell-range-address="'Gauss-Padding'.A2:'Gauss-Padding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auss-Padding'.B2:'Gauss-Padding'.B8" chart:label-cell-address="'Gauss-Padding'.B1:'Gauss-Padding'.B1" chart:class="chart:bar">
            <chart:data-point chart:repeated="7"/>
          </chart:series>
          <chart:series chart:style-name="ch8" chart:values-cell-range-address="'Gauss-Padding'.C2:'Gauss-Padding'.C8" chart:label-cell-address="'Gauss-Padding'.C1:'Gauss-Padding'.C1" chart:class="chart:bar">
            <chart:data-point chart:repeated="7"/>
          </chart:series>
          <chart:series chart:style-name="ch9" chart:values-cell-range-address="'Gauss-Padding'.D2:'Gauss-Padding'.D8" chart:label-cell-address="'Gauss-Padding'.D1:'Gauss-Padding'.D1" chart:class="chart:bar">
            <chart:data-point chart:repeated="7"/>
          </chart:series>
          <chart:series chart:style-name="ch10" chart:values-cell-range-address="'Gauss-Padding'.E2:'Gauss-Padding'.E8" chart:label-cell-address="'Gauss-Padding'.E1:'Gauss-Padding'.E1" chart:class="chart:bar">
            <chart:data-point chart:repeated="7"/>
          </chart:series>
          <chart:series chart:style-name="ch11" chart:values-cell-range-address="'Gauss-Padding'.F2:'Gauss-Padding'.F8" chart:label-cell-address="'Gauss-Padding'.F1:'Gauss-Padding'.F1" chart:class="chart:bar">
            <chart:data-point chart:repeated="7"/>
          </chart:series>
          <chart:series chart:style-name="ch12" chart:values-cell-range-address="'Gauss-Padding'.G2:'Gauss-Padding'.G8" chart:label-cell-address="'Gauss-Padding'.G1:'Gauss-Padding'.G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16</text:p>
                <draw:g>
                  <svg:desc>'Gauss-Padding'.B1:'Gauss-Padding'.B1</svg:desc>
                </draw:g>
              </table:table-cell>
              <table:table-cell office:value-type="string">
                <text:p>1023</text:p>
                <draw:g>
                  <svg:desc>'Gauss-Padding'.C1:'Gauss-Padding'.C1</svg:desc>
                </draw:g>
              </table:table-cell>
              <table:table-cell office:value-type="string">
                <text:p>1024</text:p>
                <draw:g>
                  <svg:desc>'Gauss-Padding'.D1:'Gauss-Padding'.D1</svg:desc>
                </draw:g>
              </table:table-cell>
              <table:table-cell office:value-type="string">
                <text:p>1025</text:p>
                <draw:g>
                  <svg:desc>'Gauss-Padding'.E1:'Gauss-Padding'.E1</svg:desc>
                </draw:g>
              </table:table-cell>
              <table:table-cell office:value-type="string">
                <text:p>1032</text:p>
                <draw:g>
                  <svg:desc>'Gauss-Padding'.F1:'Gauss-Padding'.F1</svg:desc>
                </draw:g>
              </table:table-cell>
              <table:table-cell office:value-type="string">
                <text:p>1040</text:p>
                <draw:g>
                  <svg:desc>'Gauss-Padding'.G1:'Gauss-Padding'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Gauss-Padding'.A2:'Gauss-Padding'.A8</svg:desc>
                </draw:g>
              </table:table-cell>
              <table:table-cell office:value-type="float" office:value="0.111239">
                <text:p>0.111239</text:p>
                <draw:g>
                  <svg:desc>'Gauss-Padding'.B2:'Gauss-Padding'.B8</svg:desc>
                </draw:g>
              </table:table-cell>
              <table:table-cell office:value-type="float" office:value="0.116429">
                <text:p>0.116429</text:p>
                <draw:g>
                  <svg:desc>'Gauss-Padding'.C2:'Gauss-Padding'.C8</svg:desc>
                </draw:g>
              </table:table-cell>
              <table:table-cell office:value-type="float" office:value="0.111027">
                <text:p>0.111027</text:p>
                <draw:g>
                  <svg:desc>'Gauss-Padding'.D2:'Gauss-Padding'.D8</svg:desc>
                </draw:g>
              </table:table-cell>
              <table:table-cell office:value-type="float" office:value="0.117353">
                <text:p>0.117353</text:p>
                <draw:g>
                  <svg:desc>'Gauss-Padding'.E2:'Gauss-Padding'.E8</svg:desc>
                </draw:g>
              </table:table-cell>
              <table:table-cell office:value-type="float" office:value="0.08851">
                <text:p>0.08851</text:p>
                <draw:g>
                  <svg:desc>'Gauss-Padding'.F2:'Gauss-Padding'.F8</svg:desc>
                </draw:g>
              </table:table-cell>
              <table:table-cell office:value-type="float" office:value="0.081774">
                <text:p>0.081774</text:p>
                <draw:g>
                  <svg:desc>'Gauss-Padding'.G2:'Gauss-Padding'.G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14544">
                <text:p>0.114544</text:p>
              </table:table-cell>
              <table:table-cell office:value-type="float" office:value="0.116953">
                <text:p>0.116953</text:p>
              </table:table-cell>
              <table:table-cell office:value-type="float" office:value="0.091483">
                <text:p>0.091483</text:p>
              </table:table-cell>
              <table:table-cell office:value-type="float" office:value="0.094362">
                <text:p>0.094362</text:p>
              </table:table-cell>
              <table:table-cell office:value-type="float" office:value="0.086368">
                <text:p>0.086368</text:p>
              </table:table-cell>
              <table:table-cell office:value-type="float" office:value="0.081356">
                <text:p>0.08135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0815">
                <text:p>0.10815</text:p>
              </table:table-cell>
              <table:table-cell office:value-type="float" office:value="0.098595">
                <text:p>0.098595</text:p>
              </table:table-cell>
              <table:table-cell office:value-type="float" office:value="0.091616">
                <text:p>0.091616</text:p>
              </table:table-cell>
              <table:table-cell office:value-type="float" office:value="0.093668">
                <text:p>0.093668</text:p>
              </table:table-cell>
              <table:table-cell office:value-type="float" office:value="0.083496">
                <text:p>0.083496</text:p>
              </table:table-cell>
              <table:table-cell office:value-type="float" office:value="0.080681">
                <text:p>0.08068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93679">
                <text:p>0.093679</text:p>
              </table:table-cell>
              <table:table-cell office:value-type="float" office:value="0.085351">
                <text:p>0.085351</text:p>
              </table:table-cell>
              <table:table-cell office:value-type="float" office:value="0.08242">
                <text:p>0.08242</text:p>
              </table:table-cell>
              <table:table-cell office:value-type="float" office:value="0.083651">
                <text:p>0.083651</text:p>
              </table:table-cell>
              <table:table-cell office:value-type="float" office:value="0.080755">
                <text:p>0.080755</text:p>
              </table:table-cell>
              <table:table-cell office:value-type="float" office:value="0.079376">
                <text:p>0.07937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82412">
                <text:p>0.082412</text:p>
              </table:table-cell>
              <table:table-cell office:value-type="float" office:value="0.079784">
                <text:p>0.079784</text:p>
              </table:table-cell>
              <table:table-cell office:value-type="float" office:value="0.076456">
                <text:p>0.076456</text:p>
              </table:table-cell>
              <table:table-cell office:value-type="float" office:value="0.079193">
                <text:p>0.079193</text:p>
              </table:table-cell>
              <table:table-cell office:value-type="float" office:value="0.079309">
                <text:p>0.079309</text:p>
              </table:table-cell>
              <table:table-cell office:value-type="float" office:value="0.079139">
                <text:p>0.07913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82116">
                <text:p>0.082116</text:p>
              </table:table-cell>
              <table:table-cell office:value-type="float" office:value="0.080142">
                <text:p>0.080142</text:p>
              </table:table-cell>
              <table:table-cell office:value-type="float" office:value="0.077662">
                <text:p>0.077662</text:p>
              </table:table-cell>
              <table:table-cell office:value-type="float" office:value="0.079378">
                <text:p>0.079378</text:p>
              </table:table-cell>
              <table:table-cell office:value-type="float" office:value="0.079512">
                <text:p>0.079512</text:p>
              </table:table-cell>
              <table:table-cell office:value-type="float" office:value="0.079379">
                <text:p>0.07937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82265">
                <text:p>0.082265</text:p>
              </table:table-cell>
              <table:table-cell office:value-type="float" office:value="0.079518">
                <text:p>0.079518</text:p>
              </table:table-cell>
              <table:table-cell office:value-type="float" office:value="0.078185">
                <text:p>0.078185</text:p>
              </table:table-cell>
              <table:table-cell office:value-type="float" office:value="0.0792">
                <text:p>0.0792</text:p>
              </table:table-cell>
              <table:table-cell office:value-type="float" office:value="0.079755">
                <text:p>0.079755</text:p>
              </table:table-cell>
              <table:table-cell office:value-type="float" office:value="0.079738">
                <text:p>0.0797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1.704cm" svg:y="1.231cm" style:legend-expansion="custom" chartooo:width="0.8cm" chartooo:height="2.092cm" style:legend-expansion-aspect-ratio="0.382409177820268" chart:style-name="ch2"/>
        <chart:plot-area chart:style-name="ch3" table:cell-range-address="'Jacobi-Speedup'.A1:'Jacobi-Speedup'.E7" chart:data-source-has-labels="both" svg:x="0.77cm" svg:y="0.855cm" svg:width="14.59cm" svg:height="7.545cm">
          <chartooo:coordinate-region svg:x="1.391cm" svg:y="1.054cm" svg:width="13.969cm" svg:height="6.699cm"/>
          <chart:axis chart:dimension="x" chart:name="primary-x" chart:style-name="ch4" chartooo:axis-type="auto">
            <chartooo:date-scale/>
            <chart:categories table:cell-range-address="'Jacobi-Speedup'.A2:'Jacobi-Speedup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Jacobi-Speedup'.B2:'Jacobi-Speedup'.B7" chart:label-cell-address="'Jacobi-Speedup'.B1:'Jacobi-Speedup'.B1" chart:class="chart:bar">
            <chart:data-point chart:repeated="6"/>
          </chart:series>
          <chart:series chart:style-name="ch8" chart:values-cell-range-address="'Jacobi-Speedup'.C2:'Jacobi-Speedup'.C7" chart:label-cell-address="'Jacobi-Speedup'.C1:'Jacobi-Speedup'.C1" chart:class="chart:bar">
            <chart:data-point chart:repeated="6"/>
          </chart:series>
          <chart:series chart:style-name="ch9" chart:values-cell-range-address="'Jacobi-Speedup'.D2:'Jacobi-Speedup'.D7" chart:label-cell-address="'Jacobi-Speedup'.D1:'Jacobi-Speedup'.D1" chart:class="chart:bar">
            <chart:data-point chart:repeated="6"/>
          </chart:series>
          <chart:series chart:style-name="ch10" chart:values-cell-range-address="'Jacobi-Speedup'.E2:'Jacobi-Speedup'.E7" chart:label-cell-address="'Jacobi-Speedup'.E1:'Jacobi-Speedup'.E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Jacobi-Speedup'.B1:'Jacobi-Speedup'.B1</svg:desc>
                </draw:g>
              </table:table-cell>
              <table:table-cell office:value-type="string">
                <text:p>2</text:p>
                <draw:g>
                  <svg:desc>'Jacobi-Speedup'.C1:'Jacobi-Speedup'.C1</svg:desc>
                </draw:g>
              </table:table-cell>
              <table:table-cell office:value-type="string">
                <text:p>4</text:p>
                <draw:g>
                  <svg:desc>'Jacobi-Speedup'.D1:'Jacobi-Speedup'.D1</svg:desc>
                </draw:g>
              </table:table-cell>
              <table:table-cell office:value-type="string">
                <text:p>6</text:p>
                <draw:g>
                  <svg:desc>'Jacobi-Speedup'.E1:'Jacobi-Speedup'.E1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0</text:p>
                <draw:g>
                  <svg:desc>'Jacobi-Speedup'.A2:'Jacobi-Speedup'.A7</svg:desc>
                </draw:g>
              </table:table-cell>
              <table:table-cell office:value-type="float" office:value="0.0050084">
                <text:p>0.0050084</text:p>
                <draw:g>
                  <svg:desc>'Jacobi-Speedup'.B2:'Jacobi-Speedup'.B7</svg:desc>
                </draw:g>
              </table:table-cell>
              <table:table-cell office:value-type="float" office:value="0.0055075">
                <text:p>0.0055075</text:p>
                <draw:g>
                  <svg:desc>'Jacobi-Speedup'.C2:'Jacobi-Speedup'.C7</svg:desc>
                </draw:g>
              </table:table-cell>
              <table:table-cell office:value-type="float" office:value="0.0085649">
                <text:p>0.0085649</text:p>
                <draw:g>
                  <svg:desc>'Jacobi-Speedup'.D2:'Jacobi-Speedup'.D7</svg:desc>
                </draw:g>
              </table:table-cell>
              <table:table-cell office:value-type="float" office:value="0.0102388">
                <text:p>0.0102388</text:p>
                <draw:g>
                  <svg:desc>'Jacobi-Speedup'.E2:'Jacobi-Speedup'.E7</svg:desc>
                </draw:g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0055186">
                <text:p>0.0055186</text:p>
              </table:table-cell>
              <table:table-cell office:value-type="float" office:value="0.006369">
                <text:p>0.006369</text:p>
              </table:table-cell>
              <table:table-cell office:value-type="float" office:value="0.0084222">
                <text:p>0.0084222</text:p>
              </table:table-cell>
              <table:table-cell office:value-type="float" office:value="0.010777">
                <text:p>0.010777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.9180009">
                <text:p>3.9180009</text:p>
              </table:table-cell>
              <table:table-cell office:value-type="float" office:value="3.0415764">
                <text:p>3.0415764</text:p>
              </table:table-cell>
              <table:table-cell office:value-type="float" office:value="1.6203772">
                <text:p>1.6203772</text:p>
              </table:table-cell>
              <table:table-cell office:value-type="float" office:value="1.278912">
                <text:p>1.278912</text:p>
              </table:table-cell>
            </table:table-row>
            <table:table-row>
              <table:table-cell office:value-type="float" office:value="1025">
                <text:p>1030</text:p>
              </table:table-cell>
              <table:table-cell office:value-type="float" office:value="4.2360843">
                <text:p>4.2360843</text:p>
              </table:table-cell>
              <table:table-cell office:value-type="float" office:value="3.3800161">
                <text:p>3.3800161</text:p>
              </table:table-cell>
              <table:table-cell office:value-type="float" office:value="1.7920367">
                <text:p>1.7920367</text:p>
              </table:table-cell>
              <table:table-cell office:value-type="float" office:value="1.3551979">
                <text:p>1.3551979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5.6592179">
                <text:p>15.6592179</text:p>
              </table:table-cell>
              <table:table-cell office:value-type="float" office:value="12.1465492">
                <text:p>12.1465492</text:p>
              </table:table-cell>
              <table:table-cell office:value-type="float" office:value="6.5116534">
                <text:p>6.5116534</text:p>
              </table:table-cell>
              <table:table-cell office:value-type="float" office:value="5.0771175">
                <text:p>5.0771175</text:p>
              </table:table-cell>
            </table:table-row>
            <table:table-row>
              <table:table-cell office:value-type="float" office:value="2049">
                <text:p>2050</text:p>
              </table:table-cell>
              <table:table-cell office:value-type="float" office:value="18.1851669">
                <text:p>18.1851669</text:p>
              </table:table-cell>
              <table:table-cell office:value-type="float" office:value="13.5068783">
                <text:p>13.5068783</text:p>
              </table:table-cell>
              <table:table-cell office:value-type="float" office:value="7.0446446">
                <text:p>7.0446446</text:p>
              </table:table-cell>
              <table:table-cell office:value-type="float" office:value="5.4128702">
                <text:p>5.41287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e6e6e6" draw:opacity="50%" draw:opacity-name="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e6e6e6"/>
    </style:style>
    <style:style style:name="ch7" style:family="chart" style:data-style-name="N0">
      <style:chart-properties chart:display-label="true" chart:logarithmic="false" chart:minimum="0" chart:maximum="6" chart:interval-major="2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cccccc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draw:stroke="dash" draw:stroke-dash="Fine_20_Dashed"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453cm" svg:height="13.628cm" xlink:href=".." xlink:type="simple" chart:class="chart:line" chart:style-name="ch1">
        <chart:legend svg:x="2.126cm" svg:y="1.687cm" style:legend-expansion="custom" chartooo:width="3.719cm" chartooo:height="3.22cm" style:legend-expansion-aspect-ratio="1.15496894409938" chart:style-name="ch2"/>
        <chart:plot-area chart:style-name="ch3" table:cell-range-address="'Jacobi-Speedup'.A9:'Jacobi-Speedup'.H12" chart:data-source-has-labels="both" svg:x="1.38cm" svg:y="1.223cm" svg:width="16.335cm" svg:height="11.152cm">
          <chartooo:coordinate-region svg:x="1.816cm" svg:y="1.422cm" svg:width="15.805cm" svg:height="10.306cm"/>
          <chart:axis chart:dimension="x" chart:name="primary-x" chart:style-name="ch4" chartooo:axis-type="auto">
            <chartooo:date-scale/>
            <chart:title svg:x="8.021cm" svg:y="12.647cm" chart:style-name="ch5">
              <text:p>Número de Threads</text:p>
            </chart:title>
            <chart:categories table:cell-range-address="'Jacobi-Speedup'.A10:'Jacobi-Speedup'.A12"/>
            <chart:grid chart:style-name="ch6" chart:class="major"/>
          </chart:axis>
          <chart:axis chart:dimension="y" chart:name="primary-y" chart:style-name="ch7">
            <chart:title svg:x="0.451cm" svg:y="7.518cm" chart:style-name="ch8">
              <text:p>Speedup</text:p>
            </chart:title>
            <chart:grid chart:style-name="ch9" chart:class="major"/>
          </chart:axis>
          <chart:series chart:style-name="ch10" chart:values-cell-range-address="'Jacobi-Speedup'.B10:'Jacobi-Speedup'.B12" chart:label-cell-address="'Jacobi-Speedup'.B9:'Jacobi-Speedup'.B9" chart:class="chart:line">
            <chart:data-point chart:repeated="3"/>
          </chart:series>
          <chart:series chart:style-name="ch11" chart:values-cell-range-address="'Jacobi-Speedup'.C10:'Jacobi-Speedup'.C12" chart:label-cell-address="'Jacobi-Speedup'.C9:'Jacobi-Speedup'.C9" chart:class="chart:line">
            <chart:data-point chart:repeated="3"/>
          </chart:series>
          <chart:series chart:style-name="ch12" chart:values-cell-range-address="'Jacobi-Speedup'.D10:'Jacobi-Speedup'.D12" chart:label-cell-address="'Jacobi-Speedup'.D9:'Jacobi-Speedup'.D9" chart:class="chart:line">
            <chart:data-point chart:repeated="3"/>
          </chart:series>
          <chart:series chart:style-name="ch13" chart:values-cell-range-address="'Jacobi-Speedup'.E10:'Jacobi-Speedup'.E12" chart:label-cell-address="'Jacobi-Speedup'.E9:'Jacobi-Speedup'.E9" chart:class="chart:line">
            <chart:data-point chart:repeated="3"/>
          </chart:series>
          <chart:series chart:style-name="ch14" chart:values-cell-range-address="'Jacobi-Speedup'.F10:'Jacobi-Speedup'.F12" chart:label-cell-address="'Jacobi-Speedup'.F9:'Jacobi-Speedup'.F9" chart:class="chart:line">
            <chart:data-point chart:repeated="3"/>
          </chart:series>
          <chart:series chart:style-name="ch15" chart:values-cell-range-address="'Jacobi-Speedup'.G10:'Jacobi-Speedup'.G12" chart:label-cell-address="'Jacobi-Speedup'.G9:'Jacobi-Speedup'.G9" chart:class="chart:line">
            <chart:data-point chart:repeated="3"/>
          </chart:series>
          <chart:series chart:style-name="ch16" chart:values-cell-range-address="'Jacobi-Speedup'.H10:'Jacobi-Speedup'.H12" chart:label-cell-address="'Jacobi-Speedup'.H9:'Jacobi-Speedup'.H9" chart:class="chart:line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</text:p>
                <draw:g>
                  <svg:desc>'Jacobi-Speedup'.B9:'Jacobi-Speedup'.B9</svg:desc>
                </draw:g>
              </table:table-cell>
              <table:table-cell office:value-type="string">
                <text:p>33</text:p>
                <draw:g>
                  <svg:desc>'Jacobi-Speedup'.C9:'Jacobi-Speedup'.C9</svg:desc>
                </draw:g>
              </table:table-cell>
              <table:table-cell office:value-type="string">
                <text:p>1024</text:p>
                <draw:g>
                  <svg:desc>'Jacobi-Speedup'.D9:'Jacobi-Speedup'.D9</svg:desc>
                </draw:g>
              </table:table-cell>
              <table:table-cell office:value-type="string">
                <text:p>1025</text:p>
                <draw:g>
                  <svg:desc>'Jacobi-Speedup'.E9:'Jacobi-Speedup'.E9</svg:desc>
                </draw:g>
              </table:table-cell>
              <table:table-cell office:value-type="string">
                <text:p>2048</text:p>
                <draw:g>
                  <svg:desc>'Jacobi-Speedup'.F9:'Jacobi-Speedup'.F9</svg:desc>
                </draw:g>
              </table:table-cell>
              <table:table-cell office:value-type="string">
                <text:p>2049</text:p>
                <draw:g>
                  <svg:desc>'Jacobi-Speedup'.G9:'Jacobi-Speedup'.G9</svg:desc>
                </draw:g>
              </table:table-cell>
              <table:table-cell office:value-type="string">
                <text:p>Linear</text:p>
                <draw:g>
                  <svg:desc>'Jacobi-Speedup'.H9:'Jacobi-Speedup'.H9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Jacobi-Speedup'.A10:'Jacobi-Speedup'.A12</svg:desc>
                </draw:g>
              </table:table-cell>
              <table:table-cell office:value-type="float" office:value="0.909378120744439">
                <text:p>0.909378120744439</text:p>
                <draw:g>
                  <svg:desc>'Jacobi-Speedup'.B10:'Jacobi-Speedup'.B12</svg:desc>
                </draw:g>
              </table:table-cell>
              <table:table-cell office:value-type="float" office:value="0.866478254043021">
                <text:p>0.866478254043021</text:p>
                <draw:g>
                  <svg:desc>'Jacobi-Speedup'.C10:'Jacobi-Speedup'.C12</svg:desc>
                </draw:g>
              </table:table-cell>
              <table:table-cell office:value-type="float" office:value="1.28814811293249">
                <text:p>1.28814811293249</text:p>
                <draw:g>
                  <svg:desc>'Jacobi-Speedup'.D10:'Jacobi-Speedup'.D12</svg:desc>
                </draw:g>
              </table:table-cell>
              <table:table-cell office:value-type="float" office:value="1.25327340896394">
                <text:p>1.25327340896394</text:p>
                <draw:g>
                  <svg:desc>'Jacobi-Speedup'.E10:'Jacobi-Speedup'.E12</svg:desc>
                </draw:g>
              </table:table-cell>
              <table:table-cell office:value-type="float" office:value="1.28919066989001">
                <text:p>1.28919066989001</text:p>
                <draw:g>
                  <svg:desc>'Jacobi-Speedup'.F10:'Jacobi-Speedup'.F12</svg:desc>
                </draw:g>
              </table:table-cell>
              <table:table-cell office:value-type="float" office:value="1.34636342284953">
                <text:p>1.34636342284953</text:p>
                <draw:g>
                  <svg:desc>'Jacobi-Speedup'.G10:'Jacobi-Speedup'.G12</svg:desc>
                </draw:g>
              </table:table-cell>
              <table:table-cell office:value-type="float" office:value="2">
                <text:p>2</text:p>
                <draw:g>
                  <svg:desc>'Jacobi-Speedup'.H10:'Jacobi-Speedup'.H12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584758724561875">
                <text:p>0.584758724561875</text:p>
              </table:table-cell>
              <table:table-cell office:value-type="float" office:value="0.655244472940562">
                <text:p>0.655244472940562</text:p>
              </table:table-cell>
              <table:table-cell office:value-type="float" office:value="2.41795607837484">
                <text:p>2.41795607837484</text:p>
              </table:table-cell>
              <table:table-cell office:value-type="float" office:value="2.36383791693552">
                <text:p>2.36383791693552</text:p>
              </table:table-cell>
              <table:table-cell office:value-type="float" office:value="2.40479904842601">
                <text:p>2.40479904842601</text:p>
              </table:table-cell>
              <table:table-cell office:value-type="float" office:value="2.58141722294976">
                <text:p>2.581417222949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489158885806931">
                <text:p>0.489158885806931</text:p>
              </table:table-cell>
              <table:table-cell office:value-type="float" office:value="0.512072005196251">
                <text:p>0.512072005196251</text:p>
              </table:table-cell>
              <table:table-cell office:value-type="float" office:value="3.06354221400691">
                <text:p>3.06354221400691</text:p>
              </table:table-cell>
              <table:table-cell office:value-type="float" office:value="3.1258049470118">
                <text:p>3.1258049470118</text:p>
              </table:table-cell>
              <table:table-cell office:value-type="float" office:value="3.08427329089784">
                <text:p>3.08427329089784</text:p>
              </table:table-cell>
              <table:table-cell office:value-type="float" office:value="3.35961629007841">
                <text:p>3.35961629007841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